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text-properties style:text-underline-style="none"/>
    </style:style>
    <style:style style:name="P8" style:family="paragraph" style:parent-style-name="Standard" style:list-style-name="L2">
      <style:text-properties style:text-underline-style="none"/>
    </style:style>
    <style:style style:name="P9" style:family="paragraph" style:parent-style-name="Standard" style:list-style-name="L4">
      <style:text-properties style:text-underline-style="none"/>
    </style:style>
    <style:style style:name="P10" style:family="paragraph" style:parent-style-name="Standard" style:list-style-name="L5">
      <style:text-properties style:text-underline-style="none"/>
    </style:style>
    <style:style style:name="P11" style:family="paragraph" style:parent-style-name="Standard" style:list-style-name="L6">
      <style:text-properties style:text-underline-style="none"/>
    </style:style>
    <style:style style:name="P12" style:family="paragraph" style:parent-style-name="Standard" style:list-style-name="L7">
      <style:text-properties style:text-underline-style="none"/>
    </style:style>
    <style:style style:name="P13" style:family="paragraph" style:parent-style-name="Standard" style:list-style-name="L8">
      <style:text-properties style:text-underline-style="none"/>
    </style:style>
    <style:style style:name="P14" style:family="paragraph" style:parent-style-name="Standard" style:list-style-name="L9">
      <style:text-properties style:text-underline-style="none"/>
    </style:style>
    <style:style style:name="P15" style:family="paragraph" style:parent-style-name="Standard" style:list-style-name="L10">
      <style:text-properties style:text-underline-style="none"/>
    </style:style>
    <style:style style:name="P16" style:family="paragraph" style:parent-style-name="Standard" style:list-style-name="L11">
      <style:text-properties style:text-underline-style="none"/>
    </style:style>
    <style:style style:name="P17" style:family="paragraph" style:parent-style-name="Standard" style:list-style-name="L12">
      <style:text-properties style:text-underline-style="none"/>
    </style:style>
    <style:style style:name="P18" style:family="paragraph" style:parent-style-name="Standard" style:list-style-name="L13">
      <style:text-properties style:text-underline-style="none"/>
    </style:style>
    <style:style style:name="P19" style:family="paragraph" style:parent-style-name="Standard" style:list-style-name="L14">
      <style:text-properties style:text-underline-style="none"/>
    </style:style>
    <style:style style:name="P20" style:family="paragraph" style:parent-style-name="Standard" style:list-style-name="L15">
      <style:text-properties style:text-underline-style="none"/>
    </style:style>
    <style:style style:name="P21" style:family="paragraph" style:parent-style-name="Standard" style:list-style-name="L16">
      <style:text-properties style:text-underline-style="none"/>
    </style:style>
    <style:style style:name="P22" style:family="paragraph" style:parent-style-name="Standard" style:list-style-name="L17">
      <style:text-properties style:text-underline-style="none"/>
    </style:style>
    <style:style style:name="P23" style:family="paragraph" style:parent-style-name="Standard" style:list-style-name="L18">
      <style:text-properties style:text-underline-style="none"/>
    </style:style>
    <style:style style:name="P24" style:family="paragraph" style:parent-style-name="Standard" style:list-style-name="L19">
      <style:text-properties style:text-underline-style="none"/>
    </style:style>
    <style:style style:name="P25" style:family="paragraph" style:parent-style-name="Standard" style:list-style-name="L20">
      <style:text-properties style:text-underline-style="none"/>
    </style:style>
    <style:style style:name="P26" style:family="paragraph" style:parent-style-name="Standard" style:list-style-name="L21">
      <style:text-properties style:text-underline-style="none"/>
    </style:style>
    <style:style style:name="P27" style:family="paragraph" style:parent-style-name="Standard" style:list-style-name="L22">
      <style:text-properties style:text-underline-style="none"/>
    </style:style>
    <style:style style:name="P28" style:family="paragraph" style:parent-style-name="Standard" style:list-style-name="L23">
      <style:text-properties style:text-underline-style="none"/>
    </style:style>
    <style:style style:name="P29" style:family="paragraph" style:parent-style-name="Standard" style:list-style-name="L25">
      <style:text-properties style:text-underline-style="none"/>
    </style:style>
    <style:style style:name="P30" style:family="paragraph" style:parent-style-name="Standard" style:list-style-name="L26">
      <style:text-properties style:text-underline-style="none"/>
    </style:style>
    <style:style style:name="P31" style:family="paragraph" style:parent-style-name="Standard" style:list-style-name="L27">
      <style:text-properties style:text-underline-style="none"/>
    </style:style>
    <style:style style:name="P32" style:family="paragraph" style:parent-style-name="Standard" style:list-style-name="L28">
      <style:text-properties style:text-underline-style="none"/>
    </style:style>
    <style:style style:name="P33" style:family="paragraph" style:parent-style-name="Standard" style:list-style-name="L29">
      <style:text-properties style:text-underline-style="none"/>
    </style:style>
    <style:style style:name="P34" style:family="paragraph" style:parent-style-name="Standard" style:list-style-name="L32">
      <style:text-properties style:text-underline-style="none"/>
    </style:style>
    <style:style style:name="P35" style:family="paragraph" style:parent-style-name="Standard" style:list-style-name="L19"/>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24">
      <style:paragraph-properties fo:margin-left="0cm" fo:margin-right="0cm" fo:text-indent="0cm" style:auto-text-indent="false"/>
    </style:style>
    <style:style style:name="P41"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4.551cm" fo:text-indent="-0.635cm" fo:margin-left="4.55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631cm" fo:text-indent="-0.635cm" fo:margin-left="9.6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66cm" fo:text-indent="-0.635cm" fo:margin-left="10.26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74"/><text:span text:style-name="T1">LINUX</text:span></text:p>
      <text:p text:style-name="Standard"/>
      <text:list xml:id="list2736776486932016093" text:style-name="L1">
        <text:list-item>
          <text:p text:style-name="P4">Operating system is a interface between the user and the hardware.</text:p>
        </text:list-item>
        <text:list-item>
          <text:p text:style-name="P4">Types of Operating system:</text:p>
          <text:list>
            <text:list-item>
              <text:p text:style-name="P4"><draw:line text:anchor-type="paragraph" draw:z-index="3" draw:style-name="gr1" draw:text-style-name="P41" svg:x1="13.183cm" svg:y1="1.679cm" svg:x2="14.876cm" svg:y2="0.224cm"><text:p/></draw:line><draw:ellipse text:anchor-type="paragraph" draw:z-index="0" draw:style-name="gr1" draw:text-style-name="P41" svg:width="3.387cm" svg:height="2.991cm" svg:x="11.49cm" svg:y="0.224cm"><text:p/></draw:ellipse>Single user &amp; Single task OS <text:s text:c="75"/>Hardware</text:p>
            </text:list-item>
            <text:list-item>
              <text:p text:style-name="P4"><draw:ellipse text:anchor-type="paragraph" draw:z-index="1" draw:style-name="gr1" draw:text-style-name="P41" svg:width="2.117cm" svg:height="1.668cm" svg:x="12.125cm" svg:y="0.305cm"><text:p/></draw:ellipse>Single user &amp; Multiple task OS <text:s text:c="73"/></text:p>
            </text:list-item>
            <text:list-item>
              <text:p text:style-name="P4"><draw:ellipse text:anchor-type="paragraph" draw:z-index="2" draw:style-name="gr1" draw:text-style-name="P41" svg:width="0.821cm" svg:height="0.662cm" svg:x="12.786cm" svg:y="0.307cm"><text:p/></draw:ellipse><draw:line text:anchor-type="paragraph" draw:z-index="5" draw:style-name="gr1" draw:text-style-name="P41" svg:x1="13.898cm" svg:y1="0.624cm" svg:x2="15.168cm" svg:y2="0.333cm"><text:p/></draw:line>Multi user &amp; Multi tas <text:s text:c="87"/>Kernel</text:p>
            </text:list-item>
          </text:list>
        </text:list-item>
      </text:list>
      <text:p text:style-name="Standard"/>
      <text:p text:style-name="Standard"><draw:line text:anchor-type="paragraph" draw:z-index="4" draw:style-name="gr1" draw:text-style-name="P41" svg:x1="14.242cm" svg:y1="0.431cm" svg:x2="15.406cm" svg:y2="0.272cm"><text:p/></draw:line> <text:s text:c="144"/>Shell</text:p>
      <text:p text:style-name="Standard"><text:s text:c="10"/></text:p>
      <text:p text:style-name="Standard"/>
      <text:p text:style-name="Standard"/>
      <text:list xml:id="list2275756586875909490" text:style-name="L2">
        <text:list-item>
          <text:p text:style-name="P5">Root user - #</text:p>
        </text:list-item>
        <text:list-item>
          <text:p text:style-name="P5">Normal user - $</text:p>
        </text:list-item>
        <text:list-item>
          <text:p text:style-name="P5">cat /etc/os – release ---- to get the OS version</text:p>
        </text:list-item>
        <text:list-item>
          <text:p text:style-name="P5">uname -r ---- to see kernel version (few information)</text:p>
        </text:list-item>
        <text:list-item>
          <text:p text:style-name="P5">uname -a ---- to see kernel version(complete information)</text:p>
        </text:list-item>
        <text:list-item>
          <text:p text:style-name="P5">free -h / <text:s/>free -g / free -m ---- to check the RAM utilization</text:p>
        </text:list-item>
        <text:list-item>
          <text:p text:style-name="P5">uptime ---- will give time of loggin details of system</text:p>
        </text:list-item>
        <text:list-item>
          <text:p text:style-name="P5">man commandname ---- to ask help for any command</text:p>
        </text:list-item>
        <text:list-item>
          <text:p text:style-name="P5">date ---- will display date &amp; time</text:p>
        </text:list-item>
        <text:list-item>
          <text:p text:style-name="P5">cal ---- display calender with particular month and year</text:p>
        </text:list-item>
        <text:list-item>
          <text:p text:style-name="P5">bc ---- calcular</text:p>
        </text:list-item>
        <text:list-item>
          <text:p text:style-name="P5">mkdir directoryname ---- to create new directory</text:p>
        </text:list-item>
        <text:list-item>
          <text:p text:style-name="P5">pwd ---- to get present working directory</text:p>
        </text:list-item>
        <text:list-item>
          <text:p text:style-name="P5">cd <text:s/>directory_name ---- to change the directory</text:p>
        </text:list-item>
        <text:list-item>
          <text:p text:style-name="P5">cat <text:s/>&gt; <text:s/>filename ---- to create file and can add data</text:p>
        </text:list-item>
        <text:list-item>
          <text:p text:style-name="P5">cat <text:s/>file_name ---- to view file</text:p>
        </text:list-item>
        <text:list-item>
          <text:p text:style-name="P5">cat &gt;&gt; file_name ---- add/appending data into existing file</text:p>
        </text:list-item>
        <text:list-item>
          <text:p text:style-name="P5">cat -n filename ---- adding line numbers to existing files</text:p>
        </text:list-item>
        <text:list-item>
          <text:p text:style-name="P5">touch <text:s/>filename ---- to create multiple files</text:p>
        </text:list-item>
        <text:list-item>
          <text:p text:style-name="P5">touch -d '&lt;apecify date &amp; <text:s/>time&gt;' ---- to change date &amp; time of filename</text:p>
        </text:list-item>
        <text:list-item>
          <text:p text:style-name="P5">ls ---- list of files</text:p>
        </text:list-item>
        <text:list-item>
          <text:p text:style-name="P5">ls -a ---- list of hidden files</text:p>
        </text:list-item>
        <text:list-item>
          <text:p text:style-name="P5">ls -l ---- long list</text:p>
        </text:list-item>
        <text:list-item>
          <text:p text:style-name="P5">ls -ltrh ----list of files with complete data</text:p>
        </text:list-item>
        <text:list-item>
          <text:p text:style-name="P5">mv <text:s/>&lt;source&gt; <text:s/>&lt;destination&gt; ---- to move file from old to new file</text:p>
        </text:list-item>
        <text:list-item>
          <text:p text:style-name="P5">rmdir directory_name ---- removing a directory</text:p>
        </text:list-item>
        <text:list-item>
          <text:p text:style-name="P5">rm -rf file_name ---- removing files</text:p>
        </text:list-item>
        <text:list-item>
          <text:p text:style-name="P5">locate <text:s/>file/directory ---- to search file or directory</text:p>
        </text:list-item>
        <text:list-item>
          <text:p text:style-name="P5">find <text:s/>file/directory ---- to search file or directory</text:p>
          <text:list>
            <text:list-item>
              <text:p text:style-name="P5">By using locate command there is some impacts on the performance, so instead of using kocate it's better to use “find” command .</text:p>
            </text:list-item>
            <text:list-item>
              <text:p text:style-name="P5">Locate can't find new files/directories, for locate command database need to be updated.</text:p>
            </text:list-item>
            <text:list-item>
              <text:p text:style-name="P5">To update db, syntax is: updatedb</text:p>
            </text:list-item>
          </text:list>
        </text:list-item>
      </text:list>
      <text:list xml:id="list4928566226551632469" text:style-name="L3">
        <text:list-header>
          <text:p text:style-name="P6"/>
        </text:list-header>
      </text:list>
      <text:p text:style-name="Standard"/>
      <text:list xml:id="list37271409" text:continue-list="list2275756586875909490" text:style-name="L2">
        <text:list-item>
          <text:list>
            <text:list-item>
              <text:list>
                <text:list-header>
                  <text:p text:style-name="P5"><text:span text:style-name="T1"/></text:p>
                </text:list-header>
              </text:list>
              <text:p text:style-name="P5"><text:soft-page-break/><text:span text:style-name="T1"/></text:p>
            </text:list-item>
          </text:list>
          <text:p text:style-name="P5"><text:span text:style-name="T1"/></text:p>
          <text:p text:style-name="P5"><text:span text:style-name="T1">USER <text:s/>ADMINISTRATION</text:span><text:span text:style-name="T2">:-</text:span></text:p>
        </text:list-item>
        <text:list-item>
          <text:p text:style-name="P8">useradd <text:s/>&lt;username&gt; <text:s/>---- to create a new user</text:p>
          <text:p text:style-name="P8"><text:s text:c="27"/>(or)</text:p>
          <text:p text:style-name="P8">useradd <text:s/>-u <text:s/>uid &lt;username&gt; ---- to create a new user with specified user id</text:p>
        </text:list-item>
        <text:list-item>
          <text:p text:style-name="P8">usermod <text:s/>-u uid <text:s/>&lt;user_name&gt; ---- to change user id number </text:p>
        </text:list-item>
        <text:list-item>
          <text:p text:style-name="P8">cat <text:s/>/etc/passwd <text:s/>---- to check the users details</text:p>
        </text:list-item>
        <text:list-item>
          <text:p text:style-name="P8">userdel <text:s/>&lt;username&gt; ---- to delete a user</text:p>
        </text:list-item>
      </text:list>
      <text:p text:style-name="P2"/>
      <text:p text:style-name="P2"><text:s text:c="11"/><text:span text:style-name="T1">GROUP <text:s/>ADMINISTRATION</text:span>:-</text:p>
      <text:list xml:id="list6241295223011257459" text:style-name="L4">
        <text:list-item>
          <text:p text:style-name="P9">groupadd -g <text:s/>gid <text:s/>&lt;groupname&gt; <text:s/>---- to create new group with group id and name</text:p>
        </text:list-item>
        <text:list-item>
          <text:p text:style-name="P9">usermod <text:s/>-g <text:s/>groupid/groupname <text:s/>&lt;user_name&gt; ---- to assign group to a user (g-indicates <text:s text:c="22"/></text:p>
          <text:p text:style-name="P9">primary group)</text:p>
        </text:list-item>
        <text:list-item>
          <text:p text:style-name="P9">usermod -G groupid/groupname <text:s/>&lt;user_name&gt; ---- to assign group to a user (G-indicates secondary group)</text:p>
        </text:list-item>
        <text:list-item>
          <text:p text:style-name="P9">id <text:s/>&lt;user_name&gt; ---- to check details of user about uid, gid, groups </text:p>
        </text:list-item>
        <text:list-item>
          <text:p text:style-name="P9">cat <text:s/>/etc/group ---- to check existing groups</text:p>
        </text:list-item>
      </text:list>
      <text:p text:style-name="P2"/>
      <text:p text:style-name="P2"/>
      <text:p text:style-name="P2"><text:s text:c="12"/><text:span text:style-name="T1">FILE <text:s/>PERMISSIONS</text:span>:-</text:p>
      <text:list xml:id="list8779689712118078781" text:style-name="L5">
        <text:list-item>
          <text:p text:style-name="P10">For every directory/ file some permissions will be allocated- rwxrwxrwx</text:p>
          <text:p text:style-name="P10"><draw:line text:anchor-type="paragraph" draw:z-index="6" draw:style-name="gr1" draw:text-style-name="P41" svg:x1="6.04cm" svg:y1="0.459cm" svg:x2="6.622cm" svg:y2="0.459cm"><text:p/></draw:line><draw:line text:anchor-type="paragraph" draw:z-index="7" draw:style-name="gr1" draw:text-style-name="P41" svg:x1="6.966cm" svg:y1="0.432cm" svg:x2="7.442cm" svg:y2="0.432cm"><text:p/></draw:line><draw:line text:anchor-type="paragraph" draw:z-index="8" draw:style-name="gr1" draw:text-style-name="P41" svg:x1="7.812cm" svg:y1="0.432cm" svg:x2="8.394cm" svg:y2="0.432cm"><text:p/></draw:line><draw:line text:anchor-type="paragraph" draw:z-index="9" draw:style-name="gr1" draw:text-style-name="P41" svg:x1="6.331cm" svg:y1="0.459cm" svg:x2="4.108cm" svg:y2="1.491cm"><text:p/></draw:line><draw:line text:anchor-type="paragraph" draw:z-index="10" draw:style-name="gr1" draw:text-style-name="P41" svg:x1="7.204cm" svg:y1="0.432cm" svg:x2="7.204cm" svg:y2="1.437cm"><text:p/></draw:line><draw:line text:anchor-type="paragraph" draw:z-index="11" draw:style-name="gr1" draw:text-style-name="P41" svg:x1="8.103cm" svg:y1="0.432cm" svg:x2="10.22cm" svg:y2="1.517cm"><text:p/></draw:line> <text:s text:c="44"/>rwx <text:s/>rwx <text:s/>rwx</text:p>
        </text:list-item>
      </text:list>
      <text:p text:style-name="P1"/>
      <text:p text:style-name="P1"/>
      <text:p text:style-name="P2"><text:s text:c="16"/>owner permissions <text:s text:c="9"/>group permissions <text:s text:c="8"/>others</text:p>
      <text:list xml:id="list7617208185215297725" text:style-name="L6">
        <text:list-header>
          <text:p text:style-name="P11"/>
        </text:list-header>
        <text:list-item>
          <text:p text:style-name="P11">There is numeric expression for read, write, execute</text:p>
        </text:list-item>
      </text:list>
      <text:list xml:id="list3024623707069737768" text:style-name="L7">
        <text:list-item>
          <text:p text:style-name="P12">read (r) <text:s text:c="5"/>- <text:s text:c="4"/>4</text:p>
        </text:list-item>
        <text:list-item>
          <text:p text:style-name="P12">write (w) <text:s text:c="2"/>- <text:s text:c="4"/>2</text:p>
        </text:list-item>
        <text:list-item>
          <text:p text:style-name="P12">execute(x) - <text:s text:c="4"/>1</text:p>
          <text:p text:style-name="P12"/>
        </text:list-item>
      </text:list>
      <text:list xml:id="list37242162" text:continue-list="list7617208185215297725" text:style-name="L6">
        <text:list-item>
          <text:p text:style-name="P11">Default permissiond for directory – 775</text:p>
        </text:list-item>
        <text:list-item>
          <text:p text:style-name="P11">Default permissions for file – 664</text:p>
          <text:p text:style-name="P11"><draw:line text:anchor-type="paragraph" draw:z-index="12" draw:style-name="gr1" draw:text-style-name="P41" svg:x1="2.547cm" svg:y1="0.855cm" svg:x2="3.817cm" svg:y2="0.273cm"><text:p/></draw:line> <text:s text:c="23"/>Normal user-0002</text:p>
        </text:list-item>
        <text:list-item>
          <text:p text:style-name="P11"><draw:line text:anchor-type="paragraph" draw:z-index="13" draw:style-name="gr1" draw:text-style-name="P41" svg:x1="2.547cm" svg:y1="0.369cm" svg:x2="3.949cm" svg:y2="0.845cm"><text:p/></draw:line>umask</text:p>
          <text:p text:style-name="P11"><text:s text:c="25"/>root user-0022</text:p>
        </text:list-item>
        <text:list-item>
          <text:p text:style-name="P11">chmod -R <text:s/>&lt;permission value&gt; <text:s/>file/directory <text:s/>---- changing file permissions for particular file/directory</text:p>
        </text:list-item>
        <text:list-item>
          <text:p text:style-name="P11">chown -R <text:s/>user_name:group <text:s/>file/directory <text:s/>---- changing owner and group to a file/directory</text:p>
        </text:list-item>
      </text:list>
      <text:p text:style-name="P2"/>
      <text:p text:style-name="P2"/>
      <text:p text:style-name="Standard"><text:span text:style-name="T2"><text:s text:c="11"/></text:span><text:span text:style-name="T1"><text:s/>PARTITIONS</text:span><text:span text:style-name="T2">:- <text:s/></text:span></text:p>
      <text:list xml:id="list911008707635409200" text:style-name="L8">
        <text:list-item>
          <text:p text:style-name="P13">fdisk -l ---- to check how many disks are present</text:p>
        </text:list-item>
        <text:list-item>
          <text:p text:style-name="P13">lsblk ---- list of block storage, will display the details of disk </text:p>
        </text:list-item>
        <text:list-item>
          <text:p text:style-name="P13"><draw:custom-shape text:anchor-type="paragraph" draw:z-index="14" draw:style-name="gr2" draw:text-style-name="P41" svg:width="0.186cm" svg:height="1.244cm" svg:x="3.923cm" svg:y="0.16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fdisk <text:s/>/dev/sda </text:p>
          <text:p text:style-name="P13"><draw:frame text:anchor-type="paragraph" draw:z-index="15" draw:style-name="gr3" svg:width="7.25cm" svg:height="0.53cm" svg:x="4.32cm" svg:y="0.009cm"><draw:text-box><text:p>will create partitions in disk</text:p></draw:text-box></draw:frame>fdisk <text:s/>/dev/sdb</text:p>
          <text:p text:style-name="P13">fdisk <text:s/>/dev/sdc</text:p>
          <text:p text:style-name="P13">Ex:- If there is sdb disk is existing then create a sdb1 partition.</text:p>
        </text:list-item>
        <text:list-item>
          <text:p text:style-name="P13">Partprobe ----to update the creted partitions in kernel</text:p>
        </text:list-item>
      </text:list>
      <text:p text:style-name="P2"><text:soft-page-break/></text:p>
      <text:p text:style-name="P2"><text:tab/></text:p>
      <text:p text:style-name="Standard"><text:span text:style-name="T2"><text:tab/></text:span><text:span text:style-name="T1">LVM ( Logical <text:s/>Volume Management )</text:span><text:span text:style-name="T2">:-</text:span></text:p>
      <text:p text:style-name="P3"><text:s text:c="6"/>To mainatin different types of files/directories in a single volume for the best retrieval of data, <text:s text:c="6"/>LVM is maintained. Initially after making partitions for the disk create a plathform known as physical volume(pv) for that particular partition. After creating pv, create a volume where group of many files/directories can maintain known as volume group(vg). Now create logiacal volumes(lv), which are said to be a interface for maintaining required data in volume group. These lv's are created with certain size, where data can accomplish. For each lv there must be some file system need to be created in vg, so that the data which stored by the lv can maiantain here. This file system for each lv can create with size mentioned in that particular lv. Now create a directory and mount that file syatem to particular directory, that is said to be mount point. Now any data which is added in that particular directory will be stored in the filesystem allocated for particular lv. This mount point should be added in fstab, so that this mount point will be updated in kernel. </text:p>
      <text:p text:style-name="P2"/>
      <text:list xml:id="list524237654554979467" text:style-name="L9">
        <text:list-item>
          <text:p text:style-name="P14">PV Create :- Create a physical volume for partition</text:p>
        </text:list-item>
      </text:list>
      <text:list xml:id="list4705417075337287517" text:style-name="L10">
        <text:list-item>
          <text:p text:style-name="P15">pvcreate <text:s text:c="2"/>/dev/sdb1</text:p>
        </text:list-item>
        <text:list-item>
          <text:p text:style-name="P15">pv display (or) pvs ---- to display pv's created</text:p>
        </text:list-item>
      </text:list>
      <text:list xml:id="list5156425632242586224" text:style-name="L11">
        <text:list-item>
          <text:p text:style-name="P16">VG create:- Create a volume group for partition</text:p>
        </text:list-item>
      </text:list>
      <text:list xml:id="list2744058432152913543" text:style-name="L12">
        <text:list-item>
          <text:p text:style-name="P17">vgcreate <text:s/>&lt;vgname&gt; <text:s/>/dev/sdb1 <text:s/></text:p>
        </text:list-item>
        <text:list-item>
          <text:p text:style-name="P17">vg display (or) vgs ---- to display vg's created</text:p>
        </text:list-item>
      </text:list>
      <text:list xml:id="list3156720199475465903" text:style-name="L13">
        <text:list-item>
          <text:p text:style-name="P18">LV create:- Create a logical volume </text:p>
          <text:list>
            <text:list-item>
              <text:list>
                <text:list-item>
                  <text:p text:style-name="P18">lvcreate <text:s/>-L <text:s/>+&lt;size&gt; <text:s/>&lt;vg_name&gt; <text:s/>-n &lt;lvname&gt; </text:p>
                </text:list-item>
                <text:list-item>
                  <text:p text:style-name="P18">lv display (or) lvs ---- to display lv's created</text:p>
                </text:list-item>
              </text:list>
            </text:list-item>
          </text:list>
        </text:list-item>
      </text:list>
      <text:list xml:id="list2248913226777269393" text:style-name="L14">
        <text:list-item>
          <text:p text:style-name="P19">Filesystem create:- Allocation file system for lv in vg</text:p>
          <text:list>
            <text:list-item>
              <text:list>
                <text:list-item>
                  <text:p text:style-name="P19">mkfs.xfs <text:s/>/dev/&lt;vg_name&gt;/&lt;lv_name&gt; <text:s/>----make filesystem of xfs type in vg for particualar lv</text:p>
                </text:list-item>
                <text:list-item>
                  <text:p text:style-name="P19">mkdir /directoryname ---- creating a directory </text:p>
                </text:list-item>
                <text:list-item>
                  <text:p text:style-name="P19">mount <text:s/>/dev/&lt;vg_name&gt;/&lt;lv_name <text:s/>/directory_name <text:s/>---- mounting directory and file system of particular lv</text:p>
                </text:list-item>
                <text:list-item>
                  <text:p text:style-name="P19">vi <text:s/>/etc/fstab ---- add the mount point in this editor</text:p>
                </text:list-item>
              </text:list>
            </text:list-item>
          </text:list>
        </text:list-item>
      </text:list>
      <text:p text:style-name="P2"><text:s/></text:p>
      <text:p text:style-name="P3"><text:s text:c="7"/>If there is a requirement of extra space for data then initially lv size need to be extended to some extent and for this extended size there should space in filesystem in vg. So for existing filesystem of particular lv, filesystem need to grow till the lv extended size.</text:p>
      <text:p text:style-name="P3"/>
      <text:list xml:id="list4714058462228306977" text:style-name="L15">
        <text:list-item>
          <text:p text:style-name="P20">Extending LV:-</text:p>
          <text:list>
            <text:list-item>
              <text:list>
                <text:list-item>
                  <text:p text:style-name="P20">lvextend <text:s/>-L +&lt;size&gt; <text:s/>/dev/&lt;vg_name/lv_name ---- extending lv if extra space is required to store data</text:p>
                </text:list-item>
              </text:list>
            </text:list-item>
          </text:list>
        </text:list-item>
      </text:list>
      <text:list xml:id="list7267788079620229695" text:style-name="L16">
        <text:list-item>
          <text:p text:style-name="P21">Extending filesystem:-</text:p>
        </text:list-item>
      </text:list>
      <text:list xml:id="list1893380043805261978" text:style-name="L17">
        <text:list-item>
          <text:p text:style-name="P22">xfs_growfs <text:s/>/dev/vg_name/lv_name ---- increasing the size of file system upto the level of lv extended</text:p>
        </text:list-item>
      </text:list>
      <text:p text:style-name="P2"/>
      <text:p text:style-name="P2"><text:s text:c="6"/>If <text:s/>there is no more space left <text:s/>in present partion then create another partition and <text:s/>create lv's with same vg, this is done by extending vg</text:p>
      <text:p text:style-name="P2"/>
      <text:list xml:id="list7079792398343889442" text:style-name="L18">
        <text:list-item>
          <text:p text:style-name="P23">Extending vg for sdb2 partition:-</text:p>
          <text:list>
            <text:list-item>
              <text:list>
                <text:list-item>
                  <text:p text:style-name="P23">vgextend <text:s/>&lt;vg_name&gt; <text:s/>/dev/sdb2 ---- extending the previous created vg same for this partition</text:p>
                </text:list-item>
              </text:list>
            </text:list-item>
          </text:list>
        </text:list-item>
      </text:list>
      <text:p text:style-name="P2"/>
      <text:p text:style-name="P2"/>
      <text:p text:style-name="P2"><text:soft-page-break/></text:p>
      <text:list xml:id="list2074170315205607613" text:style-name="L19">
        <text:list-header>
          <text:p text:style-name="P35"><text:span text:style-name="T1">STEPS <text:s/>FOR <text:s/>SDB2 <text:s/>CREATING</text:span><text:span text:style-name="T2">:-</text:span></text:p>
        </text:list-header>
        <text:list-item>
          <text:p text:style-name="P24">fdisk <text:s/>/dev/sdb ---- create sdb2 partition</text:p>
        </text:list-item>
        <text:list-item>
          <text:p text:style-name="P24">vgextend <text:s/>&lt;vg_name&gt; <text:s/>/dev/sdb2 </text:p>
        </text:list-item>
        <text:list-item>
          <text:p text:style-name="P24">lvextend <text:s/>-L <text:s/>+&lt;size&gt; <text:s/>/dev/vg_name/lv_name</text:p>
        </text:list-item>
        <text:list-item>
          <text:p text:style-name="P24">xfs_growfs <text:s/>/dev/vg_name/lv_name</text:p>
        </text:list-item>
        <text:list-item>
          <text:p text:style-name="P24">df -h ---- to see mount points</text:p>
        </text:list-item>
      </text:list>
      <text:p text:style-name="P2"/>
      <text:p text:style-name="Standard"><text:span text:style-name="T2"><text:tab/></text:span><text:span text:style-name="T1">REMOVING <text:s/>A <text:s/>PARTITION <text:s/>INCLUDING <text:s/>LVM</text:span><text:span text:style-name="T2">:-</text:span></text:p>
      <text:list xml:id="list2764435329865885437" text:style-name="L20">
        <text:list-item>
          <text:p text:style-name="P25">delete the mount point from <text:s/>“vi <text:s/>/etc/fstab” <text:s/></text:p>
        </text:list-item>
        <text:list-item>
          <text:p text:style-name="P25">umount <text:s/>/directory_name</text:p>
        </text:list-item>
        <text:list-item>
          <text:p text:style-name="P25">lvremove <text:s/>/dev/&lt;vg_name&gt;/&lt;lv_name&gt; </text:p>
        </text:list-item>
        <text:list-item>
          <text:p text:style-name="P25">vgremove <text:s/>&lt;vg_name&gt;</text:p>
        </text:list-item>
        <text:list-item>
          <text:p text:style-name="P25">delete partitions in <text:s/>“fdisk <text:s/>/dev/sdb” ---- d command to delete partitions</text:p>
        </text:list-item>
        <text:list-item>
          <text:p text:style-name="P25">partprobe ---- to update partitions in kernel</text:p>
        </text:list-item>
      </text:list>
      <text:p text:style-name="P2"/>
      <text:p text:style-name="P2"><text:tab/><text:span text:style-name="T1">LINKS</text:span>:-</text:p>
      <text:list xml:id="list6144062371762041890" text:style-name="L21">
        <text:list-item>
          <text:p text:style-name="P26">There are 2 types of links in linux, they are:</text:p>
        </text:list-item>
      </text:list>
      <text:list xml:id="list235669300137499975" text:style-name="L22">
        <text:list-item>
          <text:p text:style-name="P27"><text:span text:style-name="T1">Soft-link</text:span>:- Soft link is said to be address of a original file is stored in another location. In soft link if user delete a original file, user will lose data. If user remove link, data remains same.</text:p>
          <text:list>
            <text:list-item>
              <text:p text:style-name="P27">Ln <text:s/>-s <text:s/>&lt;source&gt; <text:s/>&lt;destination&gt; ---- at source actual file exists and at destination address of actual file stores</text:p>
            </text:list-item>
            <text:list-item>
              <text:p text:style-name="P27">“inodes” of both source and destibation files are different.</text:p>
            </text:list-item>
            <text:list-item>
              <text:p text:style-name="P27">Soft link is applicable for both files and directories</text:p>
            </text:list-item>
          </text:list>
        </text:list-item>
      </text:list>
      <text:list xml:id="list1732804517312061452" text:style-name="L23">
        <text:list-header>
          <text:p text:style-name="P28">2. <text:s text:c="3"/><text:span text:style-name="T1">Hard-link</text:span>:- Hard link is said to be data of one file is same copied in another file. In hard link if user delete actual file, then data remains same in another file.</text:p>
          <text:list>
            <text:list-item>
              <text:list>
                <text:list-item>
                  <text:p text:style-name="P28">Ln <text:s/>&lt;source&gt; <text:s/>&lt;destination&gt; ---- source is actual file, destination file will be containing same user data as source file.</text:p>
                </text:list-item>
                <text:list-item>
                  <text:p text:style-name="P28">“inodes” of source file and destination will be same in hard link</text:p>
                </text:list-item>
                <text:list-item>
                  <text:p text:style-name="P28">Hard link is only applicable for files</text:p>
                </text:list-item>
              </text:list>
            </text:list-item>
          </text:list>
        </text:list-header>
      </text:list>
      <text:p text:style-name="P2"><draw:frame draw:style-name="fr1" draw:name="Frame1" text:anchor-type="paragraph" svg:x="3.42cm" svg:y="0.376cm" svg:width="9.686cm" draw:z-index="16"><draw:text-box fo:min-height="0.928cm"><text:p text:style-name="Frame_20_contents"><text:s text:c="2"/>NOTE:- <text:s/>ls -li ---- gives <text:s/>inodes <text:s/>for directories/files</text:p><text:p text:style-name="Frame_20_contents"><text:s text:c="16"/>du -sh ---- gives files used space <text:s text:c="8"/></text:p></draw:text-box></draw:frame></text:p>
      <text:p text:style-name="P2"><text:tab/></text:p>
      <text:p text:style-name="P2"/>
      <text:list xml:id="list37252233" text:continue-list="list37242162" text:style-name="L6">
        <text:list-header>
          <text:p text:style-name="P11"><text:s text:c="18"/></text:p>
          <text:p text:style-name="P11"/>
        </text:list-header>
      </text:list>
      <text:p text:style-name="P2"/>
      <text:list xml:id="list37270209" text:continue-numbering="true" text:style-name="L6">
        <text:list-header>
          <text:p text:style-name="P11"><text:span text:style-name="T1">FIREWALLD</text:span>:-</text:p>
        </text:list-header>
        <text:list-item>
          <text:p text:style-name="P11">systemctl status &lt;server_name&gt; <text:s/>--- to check the system status</text:p>
        </text:list-item>
        <text:list-item>
          <text:p text:style-name="P11">systemctl start &lt;server_name&gt; ---- to start any server</text:p>
        </text:list-item>
        <text:list-item>
          <text:p text:style-name="P11">systemctl stop &lt;server_name&gt; ---- to stop any server</text:p>
        </text:list-item>
        <text:list-item>
          <text:p text:style-name="P11">netstat <text:s/>-ntlpn | grep -i <text:s/>listen ---- to get active listening ports</text:p>
        </text:list-item>
        <text:list-item>
          <text:p text:style-name="P11">netstat <text:s/>-ntlpn | grep -i &lt;port_number&gt; ---- to get active status of particular listening port</text:p>
        </text:list-item>
        <text:list-item>
          <text:p text:style-name="P11">firewall_cmd <text:s/>_ _get_zones <text:s/>---- to list the zones in the firewalld</text:p>
        </text:list-item>
        <text:list-item>
          <text:p text:style-name="P11">firewall_cmd <text:s/>_ _get_active_zones <text:s/>---- defaultly public zone will be display</text:p>
        </text:list-item>
        <text:list-item>
          <text:p text:style-name="P11">firewall_cmd <text:s/>_ _list_services <text:s/>---- to display the list of services present in firewalld</text:p>
        </text:list-item>
        <text:list-item>
          <text:p text:style-name="P11"><draw:custom-shape text:anchor-type="paragraph" draw:z-index="23" draw:style-name="gr8" draw:text-style-name="P41" svg:width="0.609cm" svg:height="1.879cm" svg:x="10.485cm" svg:y="0.0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4" draw:style-name="gr9" svg:width="4.79cm" svg:height="1.959cm" svg:x="11.516cm" svg:y="0.245cm"><draw:text-box><text:p>Allowing these permissions for other users to access the data</text:p></draw:text-box></draw:frame>firewall_cmd <text:s/>_ _remove_service = &lt;service_name&gt; </text:p>
        </text:list-item>
        <text:list-item>
          <text:p text:style-name="P11">firewall_cmd <text:s/>_ _add _service = &lt;service_name&gt;</text:p>
        </text:list-item>
        <text:list-item>
          <text:p text:style-name="P11">firewall_cmd <text:s/>_ _add <text:span text:style-name="T1">_</text:span>port = &lt;port_number&gt;</text:p>
        </text:list-item>
        <text:list-item>
          <text:p text:style-name="P11">firewall_cmd <text:s/>_ _reload </text:p>
        </text:list-item>
      </text:list>
      <text:p text:style-name="P2"><text:soft-page-break/></text:p>
      <text:p text:style-name="P2"/>
      <text:list xml:id="list7343680112567945026" text:style-name="L24">
        <text:list-header>
          <text:p text:style-name="P40"><text:span text:style-name="T2"><text:tab/></text:span></text:p>
        </text:list-header>
      </text:list>
      <text:p text:style-name="Standard"><text:span text:style-name="T2"><text:s text:c="11"/></text:span><text:span text:style-name="T1">NFS <text:s/>(NETWORK <text:s/>FILE <text:s/>SYSTEM)</text:span><text:span text:style-name="T2">:-</text:span></text:p>
      <text:p text:style-name="Standard"><text:span text:style-name="T2"><text:tab/></text:span><text:span text:style-name="T1">Server side</text:span><text:span text:style-name="T2">:- Steps</text:span></text:p>
      <text:list xml:id="list6720298690101924107" text:style-name="L25">
        <text:list-item>
          <text:p text:style-name="P29">yum <text:s/>install <text:s/>nfs-utils ---- initially nfs utils service should install</text:p>
        </text:list-item>
        <text:list-item>
          <text:p text:style-name="P29">systemctl start <text:s/>nfs-server, rpcbind <text:s/>---- should start the nfs server and rpc bind</text:p>
        </text:list-item>
      </text:list>
      <text:list xml:id="list7468224288049252546" text:style-name="L26">
        <text:list-item>
          <text:p text:style-name="P30">chmod <text:s/>-R <text:s/>&lt;permission _value&gt; <text:s/>file/directory ---- to access a file by another user then it should permit all permissions to access file/directory</text:p>
        </text:list-item>
        <text:list-item>
          <text:p text:style-name="P30">vi <text:s/>/etc/fstab ---- to see mount points</text:p>
        </text:list-item>
        <text:list-item>
          <text:p text:style-name="P30"><draw:custom-shape text:anchor-type="paragraph" draw:z-index="17" draw:style-name="gr4" svg:width="0.953cm" svg:height="0.371cm" svg:x="4.796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 draw:style-name="gr5" svg:width="0.98cm" svg:height="0.489cm" svg:x="4.796cm" svg:y="0.485cm"><draw:text-box><text:p><text:s/>add</text:p></draw:text-box></draw:frame>vi <text:s/>/etc/exports <text:s text:c="14"/>directory_name *(rw, sync, no_root_squash)</text:p>
          <text:p text:style-name="P30"/>
        </text:list-item>
      </text:list>
      <text:list xml:id="list4463892501234336129" text:style-name="L27">
        <text:list-item>
          <text:p text:style-name="P36"><draw:custom-shape text:anchor-type="paragraph" draw:z-index="19" draw:style-name="gr2" draw:text-style-name="P41" svg:width="0.53cm" svg:height="1.959cm" svg:x="11.834cm" svg:y="0.2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0" draw:style-name="gr6" svg:width="4.155cm" svg:height="1.879cm" svg:x="12.654cm" svg:y="0.286cm"><draw:text-box><text:p>Allowing these permissions for other users to access the data</text:p></draw:text-box></draw:frame><text:span text:style-name="T2">firewall_cmd <text:s text:c="2"/>_ _permanent <text:s/>_ </text:span><text:span text:style-name="T1">_</text:span><text:span text:style-name="T2">add_service = rpc-bind <text:s/></text:span></text:p>
          <text:p text:style-name="P36"><text:span text:style-name="T2">firewall_cmd <text:s text:c="2"/>_ _permanent <text:s/>_ </text:span><text:span text:style-name="T1">_</text:span><text:span text:style-name="T2">add _service = mountd</text:span></text:p>
          <text:p text:style-name="P31">firewall_cmd <text:s text:c="2"/>_ _permanent <text:s/>_ _add_port = 2049/tcp</text:p>
          <text:p text:style-name="P36"><text:span text:style-name="T2">firewall_cmd <text:s text:c="2"/>_ _permanent <text:s/>_ </text:span><text:span text:style-name="T1">_</text:span><text:span text:style-name="T2">add_port = 2049/udp</text:span></text:p>
          <text:p text:style-name="P31">firewall_cmd <text:s text:c="2"/>_ _reload</text:p>
        </text:list-item>
        <text:list-item>
          <text:p text:style-name="P31">exportfs <text:s/>-r <text:s/>---- establishing network to export the files to other user</text:p>
        </text:list-item>
      </text:list>
      <text:p text:style-name="P2"/>
      <text:list xml:id="list5304181478949734000" text:style-name="L28">
        <text:list-header>
          <text:p text:style-name="P37"><text:span text:style-name="T1">Client side</text:span><text:span text:style-name="T2">:- Steps</text:span></text:p>
          <text:list>
            <text:list-item>
              <text:p text:style-name="P32">yum install nfs-utils ---- initially nfs utils service should install</text:p>
            </text:list-item>
            <text:list-item>
              <text:p text:style-name="P32">systemctl start nfs-server, rpcbind ---- should start the nfs server and rpc bind</text:p>
            </text:list-item>
            <text:list-item>
              <text:p text:style-name="P32">showmount <text:s/>-e <text:s/>&lt;ip address of server&gt; <text:s/>---- here server side mount point will be visible</text:p>
            </text:list-item>
            <text:list-item>
              <text:p text:style-name="P32">mkdir <text:s/>directory ---- create directory to store data of mount point here</text:p>
            </text:list-item>
            <text:list-item>
              <text:p text:style-name="P32">mount <text:s/>-t <text:s/>nfs <text:s/>&lt;ip adress of server&gt; : &lt;directory name of server&gt; <text:s text:c="2"/>&lt;directory name of client&gt; <text:s/>---- mounting server side directory to client side directory</text:p>
              <text:p text:style-name="P32"/>
            </text:list-item>
          </text:list>
        </text:list-header>
      </text:list>
      <text:list xml:id="list6490096664150839503" text:style-name="L29">
        <text:list-item>
          <text:p text:style-name="P33">telnet <text:s/>&lt;ip of remote server&gt; <text:s/>&lt;port number&gt; ----To know the services ports present in remote side server </text:p>
        </text:list-item>
        <text:list-item>
          <text:p text:style-name="P33">yum install telnet ---- to run the above command telnet must be install</text:p>
        </text:list-item>
        <text:list-item>
          <text:p text:style-name="P33">kill <text:s/>-9 <text:s/>&lt;process_id&gt; ---- to kill any process id</text:p>
        </text:list-item>
        <text:list-item>
          <text:p text:style-name="P33">nproc ---- to check CPU cores</text:p>
        </text:list-item>
        <text:list-item>
          <text:p text:style-name="P33"><draw:custom-shape text:anchor-type="paragraph" draw:z-index="21" draw:style-name="gr2" draw:text-style-name="P41" svg:width="0.345cm" svg:height="0.768cm" svg:x="8.844cm" svg:y="0.12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2" draw:style-name="gr7" svg:width="6.113cm" svg:height="1.463cm" svg:x="9.506cm" svg:y="0.15cm"><draw:text-box><text:p>To change time settings in putty</text:p></draw:text-box></draw:frame>#timedatectl <text:s/>set-timezone <text:s/>Asia/Kolkata </text:p>
          <text:p text:style-name="P33">#date</text:p>
        </text:list-item>
        <text:list-item>
          <text:p text:style-name="P33">#top ---- top command is to see system up time, no.of active users and load averages(1min,5min,15min)</text:p>
        </text:list-item>
      </text:list>
      <text:p text:style-name="P2"><text:tab/></text:p>
      <text:p text:style-name="P2"><text:tab/><text:span text:style-name="T1">HEAD COMMAND</text:span>:-</text:p>
      <text:list xml:id="list8474591363907419899" text:style-name="L30">
        <text:list-item>
          <text:p text:style-name="P38"><text:span text:style-name="T2"># head messages ----go to log directory and give head command, here it will display first 10 messages</text:span></text:p>
        </text:list-item>
        <text:list-item>
          <text:p text:style-name="P38"><text:span text:style-name="T2"># head <text:s/>-100 <text:s/>messages <text:s/>---- first 100 messages will display</text:span></text:p>
          <text:p text:style-name="P38"><text:span text:style-name="T2"/></text:p>
          <text:p text:style-name="P38"><text:span text:style-name="T1">TAIL COMMAND</text:span><text:span text:style-name="T2">:-</text:span></text:p>
        </text:list-item>
        <text:list-item>
          <text:p text:style-name="P38"><text:span text:style-name="T2"># tail messages <text:s/>---- last 10 messages will display</text:span></text:p>
        </text:list-item>
        <text:list-item>
          <text:p text:style-name="P38"><text:span text:style-name="T2"># tail <text:s/>-100 <text:s/>messages <text:s/>---- last 100 messages will display</text:span></text:p>
        </text:list-item>
        <text:list-item>
          <text:p text:style-name="P38"><text:span text:style-name="T2">#tail <text:s/>-f <text:s/>messages <text:s/>---- present file messages</text:span></text:p>
        </text:list-item>
      </text:list>
      <text:p text:style-name="Standard"><text:span text:style-name="T2"/></text:p>
      <text:p text:style-name="Standard"><text:span text:style-name="T2"><text:tab/></text:span></text:p>
      <text:p text:style-name="Standard"><text:span text:style-name="T2"/></text:p>
      <text:p text:style-name="Standard"><text:span text:style-name="T2"/></text:p>
      <text:p text:style-name="Standard"><text:soft-page-break/><text:span text:style-name="T2"/></text:p>
      <text:p text:style-name="Standard"><text:span text:style-name="T2"/></text:p>
      <text:p text:style-name="Standard"><text:span text:style-name="T2"/></text:p>
      <text:p text:style-name="Standard"><text:span text:style-name="T2"><text:tab/></text:span><text:span text:style-name="T1">CRONTAB</text:span><text:span text:style-name="T2">:- </text:span></text:p>
      <text:p text:style-name="Standard"><text:span text:style-name="T2"><text:tab/>Crontab is to sheduling tasks for particular period of time</text:span></text:p>
      <text:list xml:id="list1325844579932523067" text:style-name="L31">
        <text:list-item>
          <text:p text:style-name="P39"><text:span text:style-name="T2">#crontab <text:s/>-l ---- to check present crontab</text:span></text:p>
        </text:list-item>
        <text:list-item>
          <text:p text:style-name="P39"><text:span text:style-name="T2">#crontab -e ---- to edit a crontab(editor will open here)</text:span></text:p>
          <text:p text:style-name="P39"><draw:custom-shape text:anchor-type="paragraph" draw:z-index="25" draw:style-name="gr10" svg:width="0.371cm" svg:height="0.874cm" svg:x="6.913cm" svg:y="0.0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6" draw:style-name="gr11" svg:width="5.451cm" svg:height="0.768cm" svg:x="7.548cm" svg:y="0.162cm"><draw:text-box><text:p>Fields present here are</text:p></draw:text-box></draw:frame><text:span text:style-name="T2"/></text:p>
        </text:list-item>
      </text:list>
      <text:list xml:id="list37249443" text:continue-list="list5304181478949734000" text:style-name="L28">
        <text:list-item>
          <text:list>
            <text:list-header>
              <text:p text:style-name="P32"/>
            </text:list-header>
          </text:list>
        </text:list-item>
      </text:list>
      <text:list xml:id="list37252569" text:continue-list="list4463892501234336129" text:style-name="L27">
        <text:list-header>
          <text:p text:style-name="P31"><text:s text:c="25"/>min hours DOM month DOW</text:p>
          <text:p text:style-name="P31">DOM- Day of month(date)</text:p>
          <text:p text:style-name="P31">DOW- Day of week</text:p>
        </text:list-header>
      </text:list>
      <text:list xml:id="list7493902909939106264" text:style-name="L32">
        <text:list-item>
          <text:p text:style-name="P34">systemctl status crond ---- should be in running status, then only crontab will be he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16T09:43:52.59</meta:creation-date>
    <dc:date>2023-03-20T17:01:15.25</dc:date>
    <meta:editing-duration>PT15H30M41S</meta:editing-duration>
    <meta:editing-cycles>27</meta:editing-cycles>
    <meta:generator>OpenOffice/4.1.13$Win32 OpenOffice.org_project/4113m1$Build-9810</meta:generator>
    <meta:document-statistic meta:table-count="0" meta:image-count="0" meta:object-count="0" meta:page-count="6" meta:paragraph-count="187" meta:word-count="1849" meta:character-count="11390"/>
  </office:meta>
</office:document-meta>
</file>